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/></text:p>
      <text:p text:style-name="P1"><text:span text:style-name="T1">Pair Programming Project<text:s/></text:span><text:span text:style-name="T2">–</text:span><text:span text:style-name="T3"><text:s/>CS<text:s/></text:span><text:span text:style-name="T4">–</text:span><text:span text:style-name="T5"><text:s/>410, Fall 2020</text:span></text:p>
      <text:p text:style-name="P1"><text:span text:style-name="T6">Objective: To create a live data channel from Input screen to processed output screen</text:span></text:p>
      <text:p text:style-name="P1"><text:span text:style-name="T6">Team Members:<text:s/></text:span><text:span text:style-name="T7">Stephanie, Adam</text:span><text:span text:style-name="T8"/></text:p>
      <text:p text:style-name="P1"><text:span text:style-name="T8">9/3 - <text:tab/><text:tab/>Percentage completed:<text:s/></text:span><text:span text:style-name="T9">100%</text:span><text:span text:style-name="T10"/></text:p>
      <text:p text:style-name="P1"><text:span text:style-name="T10"><text:tab/><text:tab/># features implemented:<text:s/></text:span><text:span text:style-name="T11">everything requested - File input prompt (reopen file to update output)</text:span><text:span text:style-name="T12"/></text:p>
      <text:p text:style-name="P1"><text:span text:style-name="T12"><text:tab/><text:tab/>Estimated time for user to get familiar with developed system:<text:s/></text:span><text:span text:style-name="T13">5-10 minutes (input error checking, gui data edits, not implemented)</text:span><text:span text:style-name="T14"/></text:p>
      <text:p text:style-name="P1"><text:span text:style-name="T14"><text:tab/><text:tab/>Estimated time to take over the project<text:s/></text:span><text:span text:style-name="T15">–</text:span><text:span text:style-name="T16"><text:s/>Documentation available?:<text:s/></text:span><text:span text:style-name="T17">15-30 minutes</text:span><text:span text:style-name="T18"/></text:p>
      <text:p text:style-name="P1"><text:span text:style-name="T19"/></text:p>
      <text:p text:style-name="P1"><text:span text:style-name="T19">How well did the teamwork go? Any major difficulties?:<text:s/></text:span><text:span text:style-name="T20">It went very well. Division of larbor was rather organic and we communicated consitantly with sufficient documentation to understand each others code/goals.</text:span><text:span text:style-name="T21"/></text:p>
      <text:p text:style-name="P1"><text:span text:style-name="T21">How was the process beneficial?:<text:s/></text:span><text:span text:style-name="T22">More experience working with others is always good! More ideas were shared, and we learned from it each other. Exposure to new things helps you in the future.</text:span></text:p>
      <text:p text:style-name="P1"><text:span text:style-name="T22"><text:tab/>- non-realtime communication was a form of documentation and vice versa</text:span></text:p>
      <text:p text:style-name="P1"><text:span text:style-name="T22"><text:tab/>- value of documentation</text:span></text:p>
      <text:p text:style-name="P1"><text:span text:style-name="T22"><text:tab/>- git experience</text:span><text:span text:style-name="T23"/></text:p>
      <text:p text:style-name="P1"><text:span text:style-name="T23">What would you do to improve on a similar next project?:<text:s/></text:span><text:span text:style-name="T24">Using Git more effectively from the get go. More technical project planning at the beginning -&gt; static implementations could've been avoided. Realtime meet-ups. Hard deadlines. Error testing.</text:span><text:span text:style-name="T25"/></text:p>
      <text:p text:style-name="P1"><text:span text:style-name="T25">Demo ready?<text:s text:c="2"/></text:span><text:span text:style-name="T26">Yup</text:span><text:span text:style-name="T27"/></text:p>
      <text:p text:style-name="P1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